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5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6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TableColumn8" style:family="table-column">
      <style:table-column-properties style:column-width="0.6812in" style:use-optimal-column-width="false"/>
    </style:style>
    <style:style style:name="TableColumn9" style:family="table-column">
      <style:table-column-properties style:column-width="0.7256in" style:use-optimal-column-width="false"/>
    </style:style>
    <style:style style:name="TableColumn10" style:family="table-column">
      <style:table-column-properties style:column-width="2.1486in" style:use-optimal-column-width="false"/>
    </style:style>
    <style:style style:name="TableColumn11" style:family="table-column">
      <style:table-column-properties style:column-width="1.5673in" style:use-optimal-column-width="false"/>
    </style:style>
    <style:style style:name="TableColumn12" style:family="table-column">
      <style:table-column-properties style:column-width="2.218in" style:use-optimal-column-width="false"/>
    </style:style>
    <style:style style:name="TableColumn13" style:family="table-column">
      <style:table-column-properties style:column-width="2.084in" style:use-optimal-column-width="false"/>
    </style:style>
    <style:style style:name="Table7" style:family="table">
      <style:table-properties style:width="9.425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2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Verdana" fo:font-size="8pt" style:font-size-asian="8pt" style:font-size-complex="8pt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Verdana" fo:font-size="8pt" style:font-size-asian="8pt" style:font-size-complex="8pt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Verdana" fo:font-size="8pt" style:font-size-asian="8pt" style:font-size-complex="8pt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Verdana" fo:font-size="8pt" style:font-size-asian="8pt" style:font-size-complex="8pt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Verdana" fo:font-size="8pt" style:font-size-asian="8pt" style:font-size-complex="8pt"/>
    </style:style>
    <style:style style:name="TableRow41" style:family="table-row">
      <style:table-row-properties style:use-optimal-row-height="false"/>
    </style:style>
    <style:style style:name="P42" style:parent-style-name="Normal" style:family="paragraph">
      <style:text-properties fo:hyphenate="tru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Verdana" fo:font-size="8pt" style:font-size-asian="8pt" style:font-size-complex="8pt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Verdana" fo:font-size="8pt" style:font-size-asian="8pt" style:font-size-complex="8pt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Verdana" fo:font-size="8pt" style:font-size-asian="8pt" style:font-size-complex="8pt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Verdana" fo:font-size="8pt" style:font-size-asian="8pt" style:font-size-complex="8pt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Verdana" fo:font-size="8pt" style:font-size-asian="8pt" style:font-size-complex="8pt"/>
    </style:style>
    <style:style style:name="TableRow53" style:family="table-row">
      <style:table-row-properties style:use-optimal-row-height="false"/>
    </style:style>
    <style:style style:name="P54" style:parent-style-name="Normal" style:family="paragraph">
      <style:text-properties fo:hyphenate="tru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Verdana" fo:font-size="8pt" style:font-size-asian="8pt" style:font-size-complex="8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Verdana" fo:font-size="8pt" style:font-size-asian="8pt" style:font-size-complex="8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Verdana" fo:font-size="8pt" style:font-size-asian="8pt" style:font-size-complex="8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Verdana" fo:font-size="8pt" style:font-size-asian="8pt" style:font-size-complex="8pt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Verdana" fo:font-size="8pt" style:font-size-asian="8pt" style:font-size-complex="8pt"/>
    </style:style>
    <style:style style:name="TableRow65" style:family="table-row">
      <style:table-row-properties style:use-optimal-row-height="false"/>
    </style:style>
    <style:style style:name="P66" style:parent-style-name="Normal" style:family="paragraph">
      <style:text-properties fo:hyphenate="tru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Verdana" fo:font-size="8pt" style:font-size-asian="8pt" style:font-size-complex="8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Verdana" fo:font-size="8pt" style:font-size-asian="8pt" style:font-size-complex="8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Verdana" fo:font-size="8pt" style:font-size-asian="8pt" style:font-size-complex="8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Verdana" fo:font-size="8pt" style:font-size-asian="8pt" style:font-size-complex="8pt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Verdana"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P78" style:parent-style-name="Normal" style:family="paragraph">
      <style:text-properties fo:hyphenate="tru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Verdana" fo:font-size="8pt" style:font-size-asian="8pt" style:font-size-complex="8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Verdana" fo:font-size="8pt" style:font-size-asian="8pt" style:font-size-complex="8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Verdana" fo:font-size="8pt" style:font-size-asian="8pt" style:font-size-complex="8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Verdana"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Verdana" fo:font-size="8pt" style:font-size-asian="8pt" style:font-size-complex="8pt"/>
    </style:style>
    <style:style style:name="TableRow89" style:family="table-row">
      <style:table-row-properties style:use-optimal-row-height="false"/>
    </style:style>
    <style:style style:name="P90" style:parent-style-name="Normal" style:family="paragraph">
      <style:text-properties fo:hyphenate="tru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Verdana"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4" style:parent-style-name="DefaultParagraphFont" style:family="text">
      <style:text-properties style:font-name="Verdana" fo:font-size="8pt" style:font-size-asian="8pt" style:font-size-complex="8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Verdana" fo:font-size="8pt" style:font-size-asian="8pt" style:font-size-complex="8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Verdana" fo:font-size="8pt" style:font-size-asian="8pt" style:font-size-complex="8pt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Verdana" fo:font-size="8pt" style:font-size-asian="8pt" style:font-size-complex="8pt"/>
    </style:style>
    <style:style style:name="TableRow101" style:family="table-row">
      <style:table-row-properties style:use-optimal-row-height="false"/>
    </style:style>
    <style:style style:name="P102" style:parent-style-name="Normal" style:family="paragraph">
      <style:text-properties fo:hyphenate="tru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Verdana" fo:font-size="8pt" style:font-size-asian="8pt" style:font-size-complex="8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Verdana" fo:font-size="8pt" style:font-size-asian="8pt" style:font-size-complex="8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Verdana" fo:font-size="8pt" style:font-size-asian="8pt" style:font-size-complex="8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Verdana" fo:font-size="8pt" style:font-size-asian="8pt" style:font-size-complex="8pt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Verdana" fo:font-size="8pt" style:font-size-asian="8pt" style:font-size-complex="8pt"/>
    </style:style>
    <style:style style:name="TableRow113" style:family="table-row">
      <style:table-row-properties style:use-optimal-row-height="false"/>
    </style:style>
    <style:style style:name="P114" style:parent-style-name="Normal" style:family="paragraph">
      <style:text-properties fo:hyphenate="tru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Verdana" fo:font-size="8pt" style:font-size-asian="8pt" style:font-size-complex="8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Verdana" fo:font-size="8pt" style:font-size-asian="8pt" style:font-size-complex="8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Verdana" fo:font-size="8pt" style:font-size-asian="8pt" style:font-size-complex="8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Verdana" fo:font-size="8pt" style:font-size-asian="8pt" style:font-size-complex="8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Verdana" fo:font-size="8pt" style:font-size-asian="8pt" style:font-size-complex="8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none" fo:border-right="none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Verdana" fo:font-size="8pt" style:font-size-asian="8pt" style:font-size-complex="8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Verdana" fo:font-size="8pt" style:font-size-asian="8pt" style:font-size-complex="8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Verdana" fo:font-size="8pt" style:font-size-asian="8pt" style:font-size-complex="8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Verdana" fo:font-size="8pt" style:font-size-asian="8pt" style:font-size-complex="8pt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Verdana" fo:font-size="8pt" style:font-size-asian="8pt" style:font-size-complex="8pt"/>
    </style:style>
    <style:style style:name="TableRow138" style:family="table-row">
      <style:table-row-properties style:use-optimal-row-height="false"/>
    </style:style>
    <style:style style:name="P139" style:parent-style-name="Normal" style:family="paragraph">
      <style:text-properties fo:hyphenate="tru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Verdana" fo:font-size="8pt" style:font-size-asian="8pt" style:font-size-complex="8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Verdana" fo:font-size="8pt" style:font-size-asian="8pt" style:font-size-complex="8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Verdana" fo:font-size="8pt" style:font-size-asian="8pt" style:font-size-complex="8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Verdana" fo:font-size="8pt" style:font-size-asian="8pt" style:font-size-complex="8pt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Verdana" fo:font-size="8pt" style:font-size-asian="8pt" style:font-size-complex="8pt"/>
    </style:style>
    <style:style style:name="TableRow150" style:family="table-row">
      <style:table-row-properties style:use-optimal-row-height="false"/>
    </style:style>
    <style:style style:name="P151" style:parent-style-name="Normal" style:family="paragraph">
      <style:text-properties fo:hyphenate="tru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Verdana" fo:font-size="8pt" style:font-size-asian="8pt" style:font-size-complex="8pt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Verdana" fo:font-size="8pt" style:font-size-asian="8pt" style:font-size-complex="8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Verdana" fo:font-size="8pt" style:font-size-asian="8pt" style:font-size-complex="8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Verdana" fo:font-size="8pt" style:font-size-asian="8pt" style:font-size-complex="8pt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Verdana" fo:font-size="8pt" style:font-size-asian="8pt" style:font-size-complex="8pt"/>
    </style:style>
    <style:style style:name="TableRow162" style:family="table-row">
      <style:table-row-properties style:use-optimal-row-height="false"/>
    </style:style>
    <style:style style:name="P163" style:parent-style-name="Normal" style:family="paragraph">
      <style:text-properties fo:hyphenate="tru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Verdana" fo:font-size="8pt" style:font-size-asian="8pt" style:font-size-complex="8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Verdana" fo:font-size="8pt" style:font-size-asian="8pt" style:font-size-complex="8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Verdana" fo:font-size="8pt" style:font-size-asian="8pt" style:font-size-complex="8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Verdana" fo:font-size="8pt" style:font-size-asian="8pt" style:font-size-complex="8pt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Verdana" fo:font-size="8pt" style:font-size-asian="8pt" style:font-size-complex="8pt"/>
    </style:style>
    <style:style style:name="TableRow174" style:family="table-row">
      <style:table-row-properties style:use-optimal-row-height="false"/>
    </style:style>
    <style:style style:name="P175" style:parent-style-name="Normal" style:family="paragraph">
      <style:text-properties fo:hyphenate="tru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Verdana" fo:font-size="8pt" style:font-size-asian="8pt" style:font-size-complex="8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Verdana" fo:font-size="8pt" style:font-size-asian="8pt" style:font-size-complex="8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Verdana" fo:font-size="8pt" style:font-size-asian="8pt" style:font-size-complex="8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Verdana" fo:font-size="8pt" style:font-size-asian="8pt" style:font-size-complex="8pt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Verdana" fo:font-size="8pt" style:font-size-asian="8pt" style:font-size-complex="8pt"/>
    </style:style>
    <style:style style:name="TableRow186" style:family="table-row">
      <style:table-row-properties style:use-optimal-row-height="false"/>
    </style:style>
    <style:style style:name="P187" style:parent-style-name="Normal" style:family="paragraph">
      <style:text-properties fo:hyphenate="tru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Verdana" fo:font-size="8pt" style:font-size-asian="8pt" style:font-size-complex="8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91" style:parent-style-name="DefaultParagraphFont" style:family="text">
      <style:text-properties style:font-name="Verdana" fo:font-size="8pt" style:font-size-asian="8pt" style:font-size-complex="8pt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Verdana" fo:font-size="8pt" style:font-size-asian="8pt" style:font-size-complex="8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Verdana" fo:font-size="8pt" style:font-size-asian="8pt" style:font-size-complex="8pt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Verdana" fo:font-size="8pt" style:font-size-asian="8pt" style:font-size-complex="8pt"/>
    </style:style>
    <style:style style:name="TableRow198" style:family="table-row">
      <style:table-row-properties style:use-optimal-row-height="false"/>
    </style:style>
    <style:style style:name="P199" style:parent-style-name="Normal" style:family="paragraph">
      <style:text-properties fo:hyphenate="tru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Verdana" fo:font-size="8pt" style:font-size-asian="8pt" style:font-size-complex="8pt"/>
    </style:style>
    <style:style style:name="TableCell202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Verdana" fo:font-size="8pt" style:font-size-asian="8pt" style:font-size-complex="8pt"/>
    </style:style>
    <style:style style:name="TableCell204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Verdana" fo:font-size="8pt" style:font-size-asian="8pt" style:font-size-complex="8pt"/>
    </style:style>
    <style:style style:name="TableCell206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Verdana" fo:font-size="8pt" style:font-size-asian="8pt" style:font-size-complex="8pt"/>
    </style:style>
    <style:style style:name="TableCell208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Verdana" fo:font-size="8pt" style:font-size-asian="8pt" style:font-size-complex="8pt"/>
    </style:style>
    <style:style style:name="TableRow210" style:family="table-row">
      <style:table-row-properties style:use-optimal-row-height="false"/>
    </style:style>
    <style:style style:name="P211" style:parent-style-name="Normal" style:family="paragraph">
      <style:text-properties fo:hyphenate="true"/>
    </style:style>
    <style:style style:name="TableCell212" style:family="table-cell">
      <style:table-cell-properties fo:border-top="none" fo:border-left="0.0034in solid #000000" fo:border-bottom="none" fo:border-right="0.0069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Verdana" fo:font-size="8pt" style:font-size-asian="8pt" style:font-size-complex="8pt"/>
    </style:style>
    <style:style style:name="TableCell2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Verdana" fo:font-size="8pt" style:font-size-asian="8pt" style:font-size-complex="8pt"/>
    </style:style>
    <style:style style:name="TableCell2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Verdana" fo:font-size="8pt" style:font-size-asian="8pt" style:font-size-complex="8pt"/>
    </style:style>
    <style:style style:name="TableCell2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Verdana" fo:font-size="8pt" style:font-size-asian="8pt" style:font-size-complex="8pt"/>
    </style:style>
    <style:style style:name="TableCell2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Verdana" fo:font-size="8pt" style:font-size-asian="8pt" style:font-size-complex="8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4" style:parent-style-name="Normal" style:family="paragraph">
      <style:text-properties fo:hyphenate="tru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Verdana" fo:font-size="8pt" style:font-size-asian="8pt" style:font-size-complex="8pt"/>
    </style:style>
    <style:style style:name="TableCell227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Verdana" fo:font-size="8pt" style:font-size-asian="8pt" style:font-size-complex="8pt"/>
    </style:style>
    <style:style style:name="TableCell229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Verdana" fo:font-size="8pt" style:font-size-asian="8pt" style:font-size-complex="8pt"/>
    </style:style>
    <style:style style:name="TableCell231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Verdana" fo:font-size="8pt" style:font-size-asian="8pt" style:font-size-complex="8pt"/>
    </style:style>
    <style:style style:name="TableCell233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Verdana" fo:font-size="8pt" style:font-size-asian="8pt" style:font-size-complex="8pt"/>
    </style:style>
    <style:style style:name="P235" style:parent-style-name="Textbody" style:family="paragraph">
      <style:paragraph-properties fo:margin-bottom="0in"/>
    </style:style>
    <style:style style:name="T236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</text:p>
      <text:p text:style-name="P5"/>
      <text:p text:style-name="P6">In this sheet, record planned activities for the sprint. <text:s/>This should be updated per sprint and submitted to the instructor.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Sprint<text:s/>No.</text:p>
          </table:table-cell>
          <table:table-cell table:style-name="TableCell17">
            <text:p text:style-name="P18">Date</text:p>
          </table:table-cell>
          <table:table-cell table:style-name="TableCell19">
            <text:p text:style-name="P20">Activity</text:p>
          </table:table-cell>
          <table:table-cell table:style-name="TableCell21">
            <text:p text:style-name="P22">Accountability</text:p>
            <text:p text:style-name="P23">(Name of Person)</text:p>
          </table:table-cell>
          <table:table-cell table:style-name="TableCell24">
            <text:p text:style-name="P25">Output</text:p>
          </table:table-cell>
          <table:table-cell table:style-name="TableCell26">
            <text:p text:style-name="P27">Remarks</text:p>
          </table:table-cell>
        </table:table-row>
        <table:table-row table:style-name="TableRow28">
          <table:table-cell table:style-name="TableCell29" table:number-rows-spanned="8">
            <text:p text:style-name="P30">1</text:p>
          </table:table-cell>
          <table:table-cell table:style-name="TableCell31">
            <text:p text:style-name="P32">1/27/2016</text:p>
          </table:table-cell>
          <table:table-cell table:style-name="TableCell33">
            <text:p text:style-name="P34">Plan and prepare Sprint Review Checklist</text:p>
          </table:table-cell>
          <table:table-cell table:style-name="TableCell35">
            <text:p text:style-name="P36">Kirzten Marquez</text:p>
          </table:table-cell>
          <table:table-cell table:style-name="TableCell37">
            <text:p text:style-name="P38">Implementation Plan</text:p>
          </table:table-cell>
          <table:table-cell table:style-name="TableCell39">
            <text:p text:style-name="P40"/>
          </table:table-cell>
        </table:table-row>
        <table:table-row table:style-name="TableRow41">
          <table:covered-table-cell>
            <text:p text:style-name="P42"/>
          </table:covered-table-cell>
          <table:table-cell table:style-name="TableCell43">
            <text:p text:style-name="P44">1/30/2016</text:p>
          </table:table-cell>
          <table:table-cell table:style-name="TableCell45">
            <text:p text:style-name="P46">Code login/logout functionality</text:p>
          </table:table-cell>
          <table:table-cell table:style-name="TableCell47">
            <text:p text:style-name="P48">Kirzten Marquez</text:p>
          </table:table-cell>
          <table:table-cell table:style-name="TableCell49">
            <text:p text:style-name="P50">Source Code</text:p>
          </table:table-cell>
          <table:table-cell table:style-name="TableCell51">
            <text:p text:style-name="P52"/>
          </table:table-cell>
        </table:table-row>
        <table:table-row table:style-name="TableRow53">
          <table:covered-table-cell>
            <text:p text:style-name="P54"/>
          </table:covered-table-cell>
          <table:table-cell table:style-name="TableCell55">
            <text:p text:style-name="P56">2/5/2016</text:p>
          </table:table-cell>
          <table:table-cell table:style-name="TableCell57">
            <text:p text:style-name="P58">Code bike management</text:p>
          </table:table-cell>
          <table:table-cell table:style-name="TableCell59">
            <text:p text:style-name="P60">Carlos<text:s/>Penaflorida</text:p>
          </table:table-cell>
          <table:table-cell table:style-name="TableCell61">
            <text:p text:style-name="P62">Source Code</text:p>
          </table:table-cell>
          <table:table-cell table:style-name="TableCell63">
            <text:p text:style-name="P64"/>
          </table:table-cell>
        </table:table-row>
        <table:table-row table:style-name="TableRow65">
          <table:covered-table-cell>
            <text:p text:style-name="P66"/>
          </table:covered-table-cell>
          <table:table-cell table:style-name="TableCell67">
            <text:p text:style-name="P68">2/5/2016</text:p>
          </table:table-cell>
          <table:table-cell table:style-name="TableCell69">
            <text:p text:style-name="P70">Test login/logout functionality</text:p>
          </table:table-cell>
          <table:table-cell table:style-name="TableCell71">
            <text:p text:style-name="P72">Carlos Penaflorida</text:p>
          </table:table-cell>
          <table:table-cell table:style-name="TableCell73">
            <text:p text:style-name="P74">Test Scorecard Result</text:p>
          </table:table-cell>
          <table:table-cell table:style-name="TableCell75">
            <text:p text:style-name="P76">Use Test Scorecard done in CS 191</text:p>
          </table:table-cell>
        </table:table-row>
        <table:table-row table:style-name="TableRow77">
          <table:covered-table-cell>
            <text:p text:style-name="P78"/>
          </table:covered-table-cell>
          <table:table-cell table:style-name="TableCell79">
            <text:p text:style-name="P80">2/5/2016</text:p>
          </table:table-cell>
          <table:table-cell table:style-name="TableCell81">
            <text:p text:style-name="P82">Test bike management</text:p>
          </table:table-cell>
          <table:table-cell table:style-name="TableCell83">
            <text:p text:style-name="P84">Alezon Valerio</text:p>
          </table:table-cell>
          <table:table-cell table:style-name="TableCell85">
            <text:p text:style-name="P86">Test Scorecard Result</text:p>
          </table:table-cell>
          <table:table-cell table:style-name="TableCell87">
            <text:p text:style-name="P88">Use Test Scorecard done in CS 191</text:p>
          </table:table-cell>
        </table:table-row>
        <table:table-row table:style-name="TableRow89">
          <table:covered-table-cell>
            <text:p text:style-name="P90"/>
          </table:covered-table-cell>
          <table:table-cell table:style-name="TableCell91">
            <text:p text:style-name="P92">2/5/2016</text:p>
          </table:table-cell>
          <table:table-cell table:style-name="TableCell93">
            <text:p text:style-name="TableContents"><text:span text:style-name="T94">Code Review</text:span></text:p>
          </table:table-cell>
          <table:table-cell table:style-name="TableCell95">
            <text:p text:style-name="P96">Alezon<text:s/>Valerio</text:p>
          </table:table-cell>
          <table:table-cell table:style-name="TableCell97">
            <text:p text:style-name="P98">Code Review Result</text:p>
          </table:table-cell>
          <table:table-cell table:style-name="TableCell99">
            <text:p text:style-name="P100"/>
          </table:table-cell>
        </table:table-row>
        <table:table-row table:style-name="TableRow101">
          <table:covered-table-cell>
            <text:p text:style-name="P102"/>
          </table:covered-table-cell>
          <table:table-cell table:style-name="TableCell103">
            <text:p text:style-name="P104">2/5/2016</text:p>
          </table:table-cell>
          <table:table-cell table:style-name="TableCell105">
            <text:p text:style-name="P106">Sprint Review</text:p>
          </table:table-cell>
          <table:table-cell table:style-name="TableCell107">
            <text:p text:style-name="P108">Kirzten Marquez</text:p>
          </table:table-cell>
          <table:table-cell table:style-name="TableCell109">
            <text:p text:style-name="P110">Sprint Review Document</text:p>
          </table:table-cell>
          <table:table-cell table:style-name="TableCell111">
            <text:p text:style-name="P112"/>
          </table:table-cell>
        </table:table-row>
        <table:table-row table:style-name="TableRow113">
          <table:covered-table-cell>
            <text:p text:style-name="P114"/>
          </table:covered-table-cell>
          <table:table-cell table:style-name="TableCell115">
            <text:p text:style-name="P116">2/5/2016</text:p>
          </table:table-cell>
          <table:table-cell table:style-name="TableCell117">
            <text:p text:style-name="P118">Sprint Retrospect</text:p>
          </table:table-cell>
          <table:table-cell table:style-name="TableCell119">
            <text:p text:style-name="P120">Kirzten Marquez</text:p>
          </table:table-cell>
          <table:table-cell table:style-name="TableCell121">
            <text:p text:style-name="P122">Sprint Retrospect Document</text:p>
          </table:table-cell>
          <table:table-cell table:style-name="TableCell123">
            <text:p text:style-name="P124">Link to Sprint Release Codes in GitHub</text:p>
          </table:table-cell>
        </table:table-row>
        <table:table-row table:style-name="TableRow125">
          <table:table-cell table:style-name="TableCell126" table:number-rows-spanned="8">
            <text:p text:style-name="P127">2</text:p>
          </table:table-cell>
          <table:table-cell table:style-name="TableCell128">
            <text:p text:style-name="P129">2/10/2016</text:p>
          </table:table-cell>
          <table:table-cell table:style-name="TableCell130">
            <text:p text:style-name="P131">Plan and prepare Sprint Review Checklist</text:p>
          </table:table-cell>
          <table:table-cell table:style-name="TableCell132">
            <text:p text:style-name="P133">Kirzten Marquez</text:p>
          </table:table-cell>
          <table:table-cell table:style-name="TableCell134">
            <text:p text:style-name="P135">Implementation Plan</text:p>
          </table:table-cell>
          <table:table-cell table:style-name="TableCell136">
            <text:p text:style-name="P137"/>
          </table:table-cell>
        </table:table-row>
        <table:table-row table:style-name="TableRow138">
          <table:covered-table-cell>
            <text:p text:style-name="P139"/>
          </table:covered-table-cell>
          <table:table-cell table:style-name="TableCell140">
            <text:p text:style-name="P141"/>
          </table:table-cell>
          <table:table-cell table:style-name="TableCell142">
            <text:p text:style-name="P143">Code user records</text:p>
          </table:table-cell>
          <table:table-cell table:style-name="TableCell144">
            <text:p text:style-name="P145">Carlos Penaflorida</text:p>
          </table:table-cell>
          <table:table-cell table:style-name="TableCell146">
            <text:p text:style-name="P147">Source Code</text:p>
          </table:table-cell>
          <table:table-cell table:style-name="TableCell148">
            <text:p text:style-name="P149"/>
          </table:table-cell>
        </table:table-row>
        <table:table-row table:style-name="TableRow150">
          <table:covered-table-cell>
            <text:p text:style-name="P151"/>
          </table:covered-table-cell>
          <table:table-cell table:style-name="TableCell152">
            <text:p text:style-name="P153"/>
          </table:table-cell>
          <table:table-cell table:style-name="TableCell154">
            <text:p text:style-name="P155">Code<text:s/>user eligibility</text:p>
          </table:table-cell>
          <table:table-cell table:style-name="TableCell156">
            <text:p text:style-name="P157">Carlos Penaflorida</text:p>
          </table:table-cell>
          <table:table-cell table:style-name="TableCell158">
            <text:p text:style-name="P159">Source Code</text:p>
          </table:table-cell>
          <table:table-cell table:style-name="TableCell160">
            <text:p text:style-name="P161"/>
          </table:table-cell>
        </table:table-row>
        <table:table-row table:style-name="TableRow162">
          <table:covered-table-cell>
            <text:p text:style-name="P163"/>
          </table:covered-table-cell>
          <table:table-cell table:style-name="TableCell164">
            <text:p text:style-name="P165"/>
          </table:table-cell>
          <table:table-cell table:style-name="TableCell166">
            <text:p text:style-name="P167">Test<text:s/>user records</text:p>
          </table:table-cell>
          <table:table-cell table:style-name="TableCell168">
            <text:p text:style-name="P169">Alezon Valerio</text:p>
          </table:table-cell>
          <table:table-cell table:style-name="TableCell170">
            <text:p text:style-name="P171">Test Scorecard Result</text:p>
          </table:table-cell>
          <table:table-cell table:style-name="TableCell172">
            <text:p text:style-name="P173">Use Test Scorecard done in CS 191</text:p>
          </table:table-cell>
        </table:table-row>
        <table:table-row table:style-name="TableRow174">
          <table:covered-table-cell>
            <text:p text:style-name="P175"/>
          </table:covered-table-cell>
          <table:table-cell table:style-name="TableCell176">
            <text:p text:style-name="P177"/>
          </table:table-cell>
          <table:table-cell table:style-name="TableCell178">
            <text:p text:style-name="P179">Test<text:s/>user eligibility</text:p>
          </table:table-cell>
          <table:table-cell table:style-name="TableCell180">
            <text:p text:style-name="P181">Kirzten Marquez</text:p>
          </table:table-cell>
          <table:table-cell table:style-name="TableCell182">
            <text:p text:style-name="P183">Test Scorecard Result</text:p>
          </table:table-cell>
          <table:table-cell table:style-name="TableCell184">
            <text:p text:style-name="P185">Use Test Scorecard done in CS 191</text:p>
          </table:table-cell>
        </table:table-row>
        <table:table-row table:style-name="TableRow186">
          <table:covered-table-cell>
            <text:p text:style-name="P187"/>
          </table:covered-table-cell>
          <table:table-cell table:style-name="TableCell188">
            <text:p text:style-name="P189"/>
          </table:table-cell>
          <table:table-cell table:style-name="TableCell190">
            <text:p text:style-name="TableContents"><text:span text:style-name="T191">Code Review</text:span></text:p>
          </table:table-cell>
          <table:table-cell table:style-name="TableCell192">
            <text:p text:style-name="P193">Alezon Valerio</text:p>
          </table:table-cell>
          <table:table-cell table:style-name="TableCell194">
            <text:p text:style-name="P195">Code Review Result</text:p>
          </table:table-cell>
          <table:table-cell table:style-name="TableCell196">
            <text:p text:style-name="P197"/>
          </table:table-cell>
        </table:table-row>
        <table:table-row table:style-name="TableRow198">
          <table:covered-table-cell>
            <text:p text:style-name="P199"/>
          </table:covered-table-cell>
          <table:table-cell table:style-name="TableCell200">
            <text:p text:style-name="P201"/>
          </table:table-cell>
          <table:table-cell table:style-name="TableCell202">
            <text:p text:style-name="P203">Review with Client</text:p>
          </table:table-cell>
          <table:table-cell table:style-name="TableCell204">
            <text:p text:style-name="P205">Kirzten Marquez</text:p>
          </table:table-cell>
          <table:table-cell table:style-name="TableCell206">
            <text:p text:style-name="P207">Sprint Review Document (from client)</text:p>
          </table:table-cell>
          <table:table-cell table:style-name="TableCell208">
            <text:p text:style-name="P209"/>
          </table:table-cell>
        </table:table-row>
        <table:table-row table:style-name="TableRow210">
          <table:covered-table-cell>
            <text:p text:style-name="P211"/>
          </table:covered-table-cell>
          <table:table-cell table:style-name="TableCell212">
            <text:p text:style-name="P213"/>
          </table:table-cell>
          <table:table-cell table:style-name="TableCell214">
            <text:p text:style-name="P215">Sprint Review</text:p>
          </table:table-cell>
          <table:table-cell table:style-name="TableCell216">
            <text:p text:style-name="P217">Kirzten Marquez</text:p>
          </table:table-cell>
          <table:table-cell table:style-name="TableCell218">
            <text:p text:style-name="P219">Sprint Review Document</text:p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>Sprint Retrospect</text:p>
          </table:table-cell>
          <table:table-cell table:style-name="TableCell229">
            <text:p text:style-name="P230">Carlos Penaflorida</text:p>
          </table:table-cell>
          <table:table-cell table:style-name="TableCell231">
            <text:p text:style-name="P232">Sprint Retrospect Document</text:p>
          </table:table-cell>
          <table:table-cell table:style-name="TableCell233">
            <text:p text:style-name="P234">Link to Sprint Release Codes in GitHub</text:p>
          </table:table-cell>
        </table:table-row>
      </table:table>
      <text:p text:style-name="P235"><text:span text:style-name="T236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BalloonText" style:display-name="Balloon Text" style:family="paragraph" style:parent-style-name="Normal">
      <style:text-properties style:font-name="Segoe UI" style:font-name-asian="Segoe UI" style:font-name-complex="Mangal" fo:font-size="9pt" style:font-size-asian="9pt" style:font-size-complex="8pt" fo:hyphenate="false"/>
    </style:style>
    <style:style style:name="NumberingSymbols" style:display-name="Numbering Symbols" style:family="text"/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Char" style:display-name="Balloon Text Char" style:family="text" style:parent-style-name="DefaultParagraphFont">
      <style:text-properties style:font-name="Segoe UI" style:font-name-asian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irzten Marquez</dc:creator>
    <meta:creation-date>2015-01-27T13:38:00Z</meta:creation-date>
    <dc:date>2016-02-09T16:40:00Z</dc:date>
    <meta:template xlink:href="Normal.dotm" xlink:type="simple"/>
    <meta:editing-cycles>25</meta:editing-cycles>
    <meta:editing-duration>PT17220S</meta:editing-duration>
    <meta:document-statistic meta:page-count="1" meta:paragraph-count="3" meta:word-count="240" meta:character-count="1611" meta:row-count="11" meta:non-whitespace-character-count="1374"/>
  </office:meta>
</office:document-meta>
</file>